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harlottesvill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27">
            <text:p>527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13">
            <text:p>113</text:p>
          </table:table-cell>
          <table:table-cell table:style-name="ce23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94">
            <text:p>294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2">
            <text:p>4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343">
            <text:p>1,343</text:p>
          </table:table-cell>
          <table:table-cell table:style-name="ce22" office:value-type="float" office:value="120">
            <text:p>12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748">
            <text:p>74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01">
            <text:p>20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35">
            <text:p>43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177">
            <text:p>1177</text:p>
          </table:table-cell>
          <table:table-cell table:style-name="ce22" office:value-type="float" office:value="145">
            <text:p>14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769">
            <text:p>2769</text:p>
          </table:table-cell>
          <table:table-cell table:style-name="ce22" office:value-type="float" office:value="186">
            <text:p>18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112">
            <text:p>4112</text:p>
          </table:table-cell>
          <table:table-cell table:style-name="ce22" office:value-type="float" office:value="306">
            <text:p>30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